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lFrustum (Xl,Xr,Yu,Yo,d,f) -&gt; (Würfelisation)</text:p>
      <text:p text:style-name="Standard">Empfohlen: (-1,1,-1,1,1,100)</text:p>
      <text:p text:style-name="Standard"/>
      <text:p text:style-name="Standard">glTranslate(tx,ty,tz)</text:p>
      <text:p text:style-name="Standard">glRotate(Winkel, Vx,Vy,Vz) V -&gt; Vektor um den gedreht wird</text:p>
      <text:p text:style-name="Standard">glScale(sx,sy,sz)</text:p>
      <text:p text:style-name="Standard">glLoadIdentity() Statt jeder Veränderungsmatrix die Einheitsmatrix</text:p>
      <text:p text:style-name="Standard">blabla</text:p>
      <text:p text:style-name="Standard"/>
      <text:p text:style-name="P1">OpenGL 3</text:p>
      <text:p text:style-name="P2"><text:tab/>Matrix selber implementieren</text:p>
      <text:p text:style-name="P2"><text:tab/><text:tab/>Matrix4f asjkldfhas = new Matrix4f()</text:p>
      <text:p text:style-name="P2"><text:tab/><text:tab/>lkjsadfs.m33 =...</text:p>
      <text:p text:style-name="P2"><text:tab/><text:tab/>...</text:p>
      <text:p text:style-name="P2"><text:tab/>glUniform -&gt; einzelne variable die konstant 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33S</meta:editing-duration>
    <meta:editing-cycles>9</meta:editing-cycles>
    <meta:generator>OpenOffice.org/3.4.1$Win32 OpenOffice.org_project/341m1$Build-9593</meta:generator>
    <dc:date>2014-01-21T12:38:58.83</dc:date>
    <meta:document-statistic meta:table-count="0" meta:image-count="0" meta:object-count="0" meta:page-count="1" meta:paragraph-count="13" meta:word-count="44" meta:character-count="388"/>
    <meta:user-defined meta:name="Info 1"/>
    <meta:user-defined meta:name="Info 2"/>
    <meta:user-defined meta:name="Info 3"/>
    <meta:user-defined meta:name="Info 4"/>
  </office:meta>
</office:document-meta>
</file>